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1.2839in"/>
    </style:style>
    <style:style style:name="co4" style:family="table-column">
      <style:table-column-properties fo:break-before="auto" style:column-width="0.9925in"/>
    </style:style>
    <style:style style:name="ro1" style:family="table-row">
      <style:table-row-properties style:row-height="0.3807in" fo:break-before="auto" style:use-optimal-row-height="true"/>
    </style:style>
    <style:style style:name="ro2" style:family="table-row">
      <style:table-row-properties style:row-height="0.7283in" fo:break-before="auto" style:use-optimal-row-height="true"/>
    </style:style>
    <style:style style:name="ro3" style:family="table-row">
      <style:table-row-properties style:row-height="1.0827in" fo:break-before="auto" style:use-optimal-row-height="true"/>
    </style:style>
    <style:style style:name="ro4" style:family="table-row">
      <style:table-row-properties style:row-height="0.909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 fo:border="0.0008in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008in solid #000000" style:vertical-align="middle"/>
      <style:text-properties fo:font-size="12pt" style:font-size-asian="12pt" style:font-size-complex="12pt"/>
    </style:style>
    <style:style style:name="ce3" style:family="table-cell" style:parent-style-name="Default" style:data-style-name="N104">
      <style:table-cell-properties fo:wrap-option="wrap" fo:border="0.0008in solid #000000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4"/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aterial Costs</text:p>
          </table:table-cell>
          <table:table-cell table:style-name="ce1" office:value-type="string">
            <text:p>Labor Tasks</text:p>
          </table:table-cell>
          <table:table-cell table:style-name="ce1" office:value-type="string">
            <text:p>Power/Ground pins</text:p>
          </table:table-cell>
          <table:table-cell table:style-name="ce1" office:value-type="string">
            <text:p>Wires secure?</text:p>
          </table:table-cell>
          <table:table-cell table:style-name="ce1" office:value-type="string">
            <text:p>Mounting</text:p>
          </table:table-cell>
          <table:table-cell table:style-name="ce1" office:value-type="string">
            <text:p>I2C Support</text:p>
          </table:table-cell>
        </table:table-row>
        <table:table-row table:style-name="ro2">
          <table:table-cell office:value-type="string">
            <text:p>Processor</text:p>
          </table:table-cell>
          <table:table-cell office:value-type="string">
            <text:p>UNO - $30</text:p>
          </table:table-cell>
          <table:table-cell office:value-type="string">
            <text:p>Strip wires and solder to parts</text:p>
          </table:table-cell>
          <table:table-cell office:value-type="string">
            <text:p>3 GND</text:p>
            <text:p>1 PWR</text:p>
          </table:table-cell>
          <table:table-cell office:value-type="string">
            <text:p>Wires don't stay in holes with any stress.</text:p>
          </table:table-cell>
          <table:table-cell office:value-type="string">
            <text:p>Poor</text:p>
          </table:table-cell>
          <table:table-cell office:value-type="string">
            <text:p>No connector</text:p>
          </table:table-cell>
        </table:table-row>
        <table:table-row table:style-name="ro3">
          <table:table-cell office:value-type="string">
            <text:p>Breadboards</text:p>
          </table:table-cell>
          <table:table-cell office:value-type="string">
            <text:p>Uno - $30 +</text:p>
            <text:p>Breadboard $10</text:p>
          </table:table-cell>
          <table:table-cell office:value-type="string">
            <text:p>Strip wires or use breadboard wires</text:p>
          </table:table-cell>
          <table:table-cell office:value-type="string">
            <text:p>120 each PWR/GND for 700 point breadboard</text:p>
          </table:table-cell>
          <table:table-cell office:value-type="string">
            <text:p>Moderately secure since the holes are usually “tight”</text:p>
          </table:table-cell>
          <table:table-cell office:value-type="string">
            <text:p>Poor</text:p>
          </table:table-cell>
          <table:table-cell office:value-type="string">
            <text:p>No connector</text:p>
          </table:table-cell>
        </table:table-row>
        <table:table-row table:style-name="ro3">
          <table:table-cell office:value-type="string">
            <text:p>ProtoShields</text:p>
          </table:table-cell>
          <table:table-cell office:value-type="string">
            <text:p>Uno - $30 +</text:p>
            <text:p>Shields - $15</text:p>
          </table:table-cell>
          <table:table-cell office:value-type="string">
            <text:p>Lot of time- consuming soldering of custom wiring</text:p>
          </table:table-cell>
          <table:table-cell office:value-type="string">
            <text:p>Vary but usually enough although maybe not connectorized in the best use</text:p>
          </table:table-cell>
          <table:table-cell office:value-type="string">
            <text:p>Wires typically soldered so secure</text:p>
          </table:table-cell>
          <table:table-cell office:value-type="string">
            <text:p>Poor</text:p>
          </table:table-cell>
          <table:table-cell office:value-type="string">
            <text:p>No connector</text:p>
          </table:table-cell>
        </table:table-row>
        <table:table-row table:style-name="ro2">
          <table:table-cell office:value-type="string">
            <text:p>Sensor Shields</text:p>
          </table:table-cell>
          <table:table-cell office:value-type="string">
            <text:p>Uno - $30 +</text:p>
            <text:p>Shields - $15</text:p>
          </table:table-cell>
          <table:table-cell office:value-type="string">
            <text:p>Use custom wires</text:p>
          </table:table-cell>
          <table:table-cell office:value-type="string">
            <text:p>Excellent at 1 per Arduino Digital/Analog pin</text:p>
          </table:table-cell>
          <table:table-cell office:value-type="string">
            <text:p>Connectors are secure</text:p>
          </table:table-cell>
          <table:table-cell office:value-type="string">
            <text:p>P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crew Wings</text:p>
          </table:table-cell>
          <table:table-cell office:value-type="string">
            <text:p>Uno - $30 + Wing Shield - $15</text:p>
          </table:table-cell>
          <table:table-cell office:value-type="string">
            <text:p>Strip wires and solder to parts</text:p>
          </table:table-cell>
          <table:table-cell office:value-type="string">
            <text:p>Varies depending upon shield</text:p>
          </table:table-cell>
          <table:table-cell office:value-type="string">
            <text:p>Connections very secure</text:p>
          </table:table-cell>
          <table:table-cell office:value-type="string">
            <text:p>Poor</text:p>
          </table:table-cell>
          <table:table-cell office:value-type="string">
            <text:p>No connector</text:p>
          </table:table-cell>
        </table:table-row>
        <table:table-row table:style-name="ro4">
          <table:table-cell office:value-type="string">
            <text:p>Screwduino</text:p>
          </table:table-cell>
          <table:table-cell table:style-name="ce3" office:value-type="string">
            <text:p>$25 (est)</text:p>
          </table:table-cell>
          <table:table-cell office:value-type="string">
            <text:p>Strip wires and solder to parts</text:p>
          </table:table-cell>
          <table:table-cell office:value-type="string">
            <text:p>5 – Ground </text:p>
            <text:p>4 – Power</text:p>
            <text:p>Additional on other connectors</text:p>
          </table:table-cell>
          <table:table-cell office:value-type="string">
            <text:p>Connections very secure</text:p>
          </table:table-cell>
          <table:table-cell office:value-type="string">
            <text:p>Excellent</text:p>
          </table:table-cell>
          <table:table-cell office:value-type="string">
            <text:p>Ye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03/25/2012</text:date>, <text:time>16:0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 </meta:initial-creator>
    <meta:creation-date>2012-03-25T15:11:11</meta:creation-date>
    <dc:date>2012-03-25T16:04:43</dc:date>
    <dc:creator>Doug </dc:creator>
    <meta:editing-duration>PT00H07M02S</meta:editing-duration>
    <meta:editing-cycles>3</meta:editing-cycles>
    <meta:generator>OpenOffice.org/3.2$Linux OpenOffice.org_project/320m19$Build-9505</meta:generator>
    <meta:document-statistic meta:table-count="3" meta:cell-count="49" meta:object-count="0"/>
  </office:meta>
</office:document-meta>
</file>